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font-name="Courier New" fo:font-size="9pt" style:font-size-asian="8pt" style:font-size-complex="8pt"/>
    </style:style>
    <style:style style:name="P3" style:family="paragraph" style:parent-style-name="Standard">
      <style:text-properties style:font-name="Courier New" fo:font-size="9pt" fo:font-style="italic" style:font-size-asian="9pt" style:font-style-asian="italic" style:font-size-complex="9pt" style:font-style-complex="italic"/>
    </style:style>
    <style:style style:name="P4" style:family="paragraph" style:parent-style-name="Standard">
      <style:text-properties fo:color="#000000" style:font-name="Courier New1" fo:font-size="9pt" fo:font-weight="normal" style:font-name-asian="Menlo-Regular" style:font-size-asian="9pt" style:font-weight-asian="normal" style:font-name-complex="Menlo-Regular" style:font-size-complex="9pt" style:font-weight-complex="normal"/>
    </style:style>
    <style:style style:name="P5" style:family="paragraph" style:parent-style-name="Standard">
      <style:text-properties officeooo:rsid="0006b194" officeooo:paragraph-rsid="0006b194"/>
    </style:style>
    <style:style style:name="P6" style:family="paragraph" style:parent-style-name="Standard">
      <style:text-properties style:font-name="Times New Roman" fo:font-size="12pt" officeooo:rsid="000ac46c" style:font-size-asian="12pt" style:font-size-complex="12pt"/>
    </style:style>
    <style:style style:name="P7" style:family="paragraph" style:parent-style-name="Standard">
      <style:text-properties officeooo:paragraph-rsid="0009250c"/>
    </style:style>
    <style:style style:name="P8" style:family="paragraph" style:parent-style-name="Standard">
      <style:text-properties officeooo:rsid="0009250c" officeooo:paragraph-rsid="0009250c"/>
    </style:style>
    <style:style style:name="P9" style:family="paragraph" style:parent-style-name="Standard">
      <style:text-properties style:font-name="Courier New1" fo:font-size="9pt" officeooo:rsid="0009250c" officeooo:paragraph-rsid="0009250c" style:font-size-asian="9pt" style:font-size-complex="9pt"/>
    </style:style>
    <style:style style:name="P10" style:family="paragraph" style:parent-style-name="Standard">
      <style:paragraph-properties style:writing-mode="lr-tb"/>
      <style:text-properties fo:color="#000000" style:font-name="Courier New1" fo:font-size="9pt" style:font-size-asian="9pt" style:font-size-complex="9pt"/>
    </style:style>
    <style:style style:name="P11" style:family="paragraph" style:parent-style-name="Standard">
      <style:paragraph-properties style:writing-mode="lr-tb"/>
      <style:text-properties fo:color="#000000" style:font-name="Courier New1" fo:font-size="9pt" officeooo:rsid="0009250c" officeooo:paragraph-rsid="0009250c" style:font-size-asian="9pt" style:font-size-complex="9pt"/>
    </style:style>
    <style:style style:name="P12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09250c" officeooo:paragraph-rsid="0009250c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4" style:family="paragraph" style:parent-style-name="Standard">
      <style:text-properties style:font-name="Courier New1" fo:font-size="9pt" officeooo:rsid="0009250c" officeooo:paragraph-rsid="0009250c" style:font-size-asian="9pt" style:font-size-complex="9pt"/>
    </style:style>
    <style:style style:name="P15" style:family="paragraph" style:parent-style-name="Standard">
      <style:text-properties style:font-name="Courier New" fo:font-size="9pt" officeooo:paragraph-rsid="0009250c" style:font-size-asian="8pt" style:font-size-complex="8pt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style:font-name="Courier New" fo:font-size="9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250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1" fo:font-size="9pt" style:font-size-asian="9pt" style:font-size-complex="9pt"/>
    </style:style>
    <style:style style:name="T8" style:family="text">
      <style:text-properties officeooo:rsid="0006b194"/>
    </style:style>
    <style:style style:name="T9" style:family="text">
      <style:text-properties officeooo:rsid="0009250c"/>
    </style:style>
    <style:style style:name="T10" style:family="text">
      <style:text-properties officeooo:rsid="000d80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ART 1 – SERVER</text:h>
      <text:p text:style-name="Standard">Some introductory RESTful<text:note text:id="ftn1" text:note-class="footnote"><text:note-citation>1</text:note-citation><text:note-body><text:p text:style-name="Footnote"><text:span text:style-name="T6">A note on abbreviations: ReST = </text:span><text:span text:style-name="Strong_20_Emphasis"><text:span text:style-name="T3">Re</text:span></text:span><text:span text:style-name="T6">presentational </text:span><text:span text:style-name="Strong_20_Emphasis"><text:span text:style-name="T3">S</text:span></text:span><text:span text:style-name="T6">tate </text:span><text:span text:style-name="Strong_20_Emphasis"><text:span text:style-name="T3">T</text:span></text:span><text:span text:style-name="T6">ransfer, URI = </text:span><text:span text:style-name="T3">U</text:span><text:span text:style-name="T6">niform </text:span><text:span text:style-name="T3">R</text:span><text:span text:style-name="T6">esource </text:span><text:span text:style-name="T3">I</text:span><text:span text:style-name="T6">dentifier</text:span></text:p></text:note-body></text:note> reading/<text:span text:style-name="T9">watching</text:span>:</text:p>
      <text:p text:style-name="P2">http://www.ics.uci.edu/~fielding/pubs/dissertation/rest_arch_style.htm</text:p>
      <text:p text:style-name="P10">http://martinfowler.com/articles/richardsonMaturityModel.html</text:p>
      <text:p text:style-name="P11">https://www.youtube.com/watch?v=pspy1H6A3FM</text:p>
      <text:p text:style-name="Standard"/>
      <text:p text:style-name="Standard">N.B. We are *not* implementing a <text:span text:style-name="T8">full </text:span>RESTful service in today's workshop (it's just RESTlike!)</text:p>
      <text:p text:style-name="Standard">Any service that <text:span text:style-name="T3">only </text:span>returns JSON is not RESTful... <text:span text:style-name="T8">(</text:span>see HATEOAS<text:span text:style-name="T8">)</text:span></text:p>
      <text:p text:style-name="P2">http://restcookbook.com/Mediatypes/json/</text:p>
      <text:p text:style-name="Standard">but RESTful type considerations will guide our interface design (e.g. the use of HTTP verbs)</text:p>
      <text:p text:style-name="P5">(c.f. Richardson's level 2)</text:p>
      <text:p text:style-name="Standard">==================</text:p>
      <text:p text:style-name="Standard"/>
      <text:p text:style-name="P7">We're using Tornado today because it's comparatively simple, but note, there are many other ways to create web services, e.g. Flask, node.js. <text:span text:style-name="T9">Be sure to setup your virtual environment before you begin:</text:span></text:p>
      <text:p text:style-name="P9">sudo apt-get update</text:p>
      <text:p text:style-name="P9">sudo apt-get install python-pip python-virtualenv</text:p>
      <text:p text:style-name="P9">virtualenv ENV</text:p>
      <text:p text:style-name="P9">source ENV/bin/activate</text:p>
      <text:p text:style-name="P9">pip install tornado</text:p>
      <text:p text:style-name="P8"/>
      <text:p text:style-name="P8"/>
      <text:p text:style-name="P7"><text:span text:style-name="T10">And, y</text:span>ou will need to <text:span text:style-name="T10">add</text:span> the port numbers <text:span text:style-name="T10">you use</text:span> to the inbound security rules in Azure:</text:p>
      <text:p text:style-name="P7">Azure: Resource groups:</text:p>
      <text:p text:style-name="P7"><text:s text:c="3"/>My-Resource-Group</text:p>
      <text:p text:style-name="P7"><text:s text:c="6"/>Icon that looks like a shield</text:p>
      <text:p text:style-name="P7"><text:s text:c="9"/>Inbound security rules</text:p>
      <text:p text:style-name="P7"><text:s text:c="12"/>+ Add</text:p>
      <text:p text:style-name="P7"><text:s text:c="15"/>Name: MyTestServer</text:p>
      <text:p text:style-name="P8"><text:s text:c="15"/>Destination port range: 43210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TEP 1 - "HELLO WORLD" SERVER CODE</text:p>
      <text:p text:style-name="Standard">(create the following as “<text:span text:style-name="T1">1.py</text:span>”, e.g. on the command line enter “<text:span text:style-name="T2">nano 1.py”</text:span>)</text:p>
      <text:p text:style-name="P1"/>
      <text:p text:style-name="P1">$ nano 1.py</text:p>
      <text:p text:style-name="P1"/>
      <text:p text:style-name="P1">import tornado.httpserver</text:p>
      <text:p text:style-name="P1">import tornado.ioloop</text:p>
      <text:p text:style-name="P1">import tornado.web</text:p>
      <text:p text:style-name="P1"/>
      <text:p text:style-name="P1">class requestHandler(tornado.web.RequestHandler):</text:p>
      <text:p text:style-name="P1"><text:s text:c="4"/>def get(self):</text:p>
      <text:p text:style-name="P1"><text:s text:c="8"/>self.write("Hello Duncan")</text:p>
      <text:p text:style-name="P1"/>
      <text:p text:style-name="P1">application = tornado.web.Application([</text:p>
      <text:p text:style-name="P1"><text:s text:c="4"/>(r"/duncan.txt", requestHandler)</text:p>
      <text:p text:style-name="P1">])</text:p>
      <text:p text:style-name="P1"/>
      <text:p text:style-name="P1">if __name__ == "__main__":</text:p>
      <text:p text:style-name="P1"><text:s text:c="4"/>http_server = tornado.httpserver.HTTPServer(application)</text:p>
      <text:p text:style-name="P1"><text:s text:c="4"/>http_server.listen(43210) #Use a sensible port number here*<text:note text:id="ftn2" text:note-class="footnote"><text:note-citation>2</text:note-citation><text:note-body><text:p text:style-name="Footnote">To choose a 'sensible' value for this see here: <text:span text:style-name="T7">http://en.wikipedia.org/wiki/List_of_TCP_and_UDP_port_numbers</text:span></text:p></text:note-body></text:note></text:p>
      <text:p text:style-name="P1"><text:s text:c="4"/>tornado.ioloop.IOLoop.instance().start()</text:p>
      <text:p text:style-name="P1"><text:s text:c="4"/></text:p>
      <text:p text:style-name="Standard">STEP 2 - RUN IT (be sure to set your python environment <text:span text:style-name="T9">each time you login</text:span>)</text:p>
      <text:p text:style-name="P1"/>
      <text:p text:style-name="P1">$ python 1.py</text:p>
      <text:p text:style-name="P1"/>
      <text:p text:style-name="Standard">STEP 3 - TEST IT - Try your url in a browser, </text:p>
      <text:p text:style-name="P15">http://178.62.91.44:43210/duncan.txt </text:p>
      <text:p text:style-name="P15"/>
      <text:p text:style-name="P15"/>
      <text:p text:style-name="P15"/>
      <text:p text:style-name="P15"/>
      <text:p text:style-name="P15"/>
      <text:p text:style-name="P7">Once this is working, copy this file and edit the new version as follow, i.e.</text:p>
      <text:p text:style-name="P1">$ cp 1.py 2.py</text:p>
      <text:p text:style-name="P1">$ nano 2.py</text:p>
      <text:p text:style-name="P1"/>
      <text:p text:style-name="Standard">STEP 1 - Make the url match a regular expression</text:p>
      <text:p text:style-name="Standard">(For details on regex - see <text:span text:style-name="T1">http://en.wikipedia.org/wiki/Regular_expression</text:span>)</text:p>
      <text:p text:style-name="P1"/>
      <text:p text:style-name="P1">- <text:s text:c="4"/>(r"/duncan.txt", requestHandler)</text:p>
      <text:p text:style-name="P1">+ <text:s text:c="4"/>(r"/duncan/(.*)", requestHandler)</text:p>
      <text:p text:style-name="P1"/>
      <text:p text:style-name="Standard">STEP 2 - Tell the callback to expect a second argument</text:p>
      <text:p text:style-name="P1"/>
      <text:p text:style-name="P1">- <text:s text:c="3"/>def get(self):</text:p>
      <text:p text:style-name="P1">+ <text:s text:c="3"/>def get(self,arg):</text:p>
      <text:p text:style-name="P1"/>
      <text:p text:style-name="Standard">STEP 3 - Write out the arg to the web page</text:p>
      <text:p text:style-name="P1">- <text:s text:c="7"/>self.write("Hello Duncan")</text:p>
      <text:p text:style-name="P1">+ <text:s text:c="7"/>self.write("Hello Duncan:"+arg)</text:p>
      <text:p text:style-name="P1"/>
      <text:p text:style-name="Standard">STEP 4 - TEST IT, e.g.</text:p>
      <text:p text:style-name="P2">http://178.62.91.44:43210/duncan/testing123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9">OPTINAL </text:span>STEP<text:span text:style-name="T9">S</text:span> – <text:span text:style-name="T9">THE 'SELF' OBJECT</text:span></text:p>
      <text:p text:style-name="P7"/>
      <text:p text:style-name="P7">Once <text:span text:style-name="T9">all of </text:span>th<text:span text:style-name="T9">e above</text:span> is <text:span text:style-name="T9">all </text:span>working, copy this file and edit the new version, i.e.</text:p>
      <text:p text:style-name="P1">$ cp 2.py 3.py</text:p>
      <text:p text:style-name="P1">$ nano 3.py</text:p>
      <text:p text:style-name="P1"/>
      <text:p text:style-name="Standard">Edit the get callback to dump the 'self' object to see what this requestHandler contains.</text:p>
      <text:p text:style-name="Standard"/>
      <text:p text:style-name="P1"><text:s text:c="4"/>def get(self,arg):</text:p>
      <text:p text:style-name="P1"><text:s text:c="8"/>for attr in dir(self):</text:p>
      <text:p text:style-name="P1"><text:s text:c="12"/>self.write("self.%s = %s&lt;br&gt;" % (attr, getattr(self, attr)))</text:p>
      <text:p text:style-name="P1"><text:s text:c="12"/></text:p>
      <text:p text:style-name="Standard">...this is mostly ignorable, but there might be something useful in there that you could use later?</text:p>
      <text:p text:style-name="Standard"/>
      <text:p text:style-name="Standard"/>
      <text:p text:style-name="Standard"/>
      <text:p text:style-name="P13"/>
      <text:p text:style-name="P12">Encryption</text:p>
      <text:p text:style-name="Standard"/>
      <text:p text:style-name="Standard">As an aside: If you want to use https instead of http, you will need to generate a certificate/key.</text:p>
      <text:p text:style-name="Standard"/>
      <text:p text:style-name="P1">$ mkdir keys</text:p>
      <text:p text:style-name="P1">$ cd keys</text:p>
      <text:p text:style-name="P1">$ openssl req -newkey rsa:2048 -new -nodes -x509 -days 3650 -keyout key.pem -out cert.pem</text:p>
      <text:p text:style-name="Standard">...and enter the required details following the prompts. This will create cert.pem and key.pem.</text:p>
      <text:p text:style-name="Standard">This is self certification (trusted certifiers charge money!), and so requires acceptance by user.</text:p>
      <text:p text:style-name="Standard"/>
      <text:p text:style-name="Standard">To get your server to use the new ssl credentials, make and edit 4.py</text:p>
      <text:p text:style-name="P1"/>
      <text:p text:style-name="P1">- <text:s text:c="3"/>http_server = tornado.httpserver.HTTPServer(application)</text:p>
      <text:p text:style-name="P1">+ <text:s text:c="3"/>http_server = tornado.httpserver.HTTPServer(application, ssl_options={</text:p>
      <text:p text:style-name="P1"><text:s text:c="8"/>"certfile": "keys/cert.pem",</text:p>
      <text:p text:style-name="P1"><text:s text:c="8"/>"keyfile": "keys/key.pem",</text:p>
      <text:p text:style-name="P1"><text:s text:c="4"/>})</text:p>
      <text:p text:style-name="P1"/>
      <text:p text:style-name="Standard">TEST IT, (with https instead of http) e.g. </text:p>
      <text:p text:style-name="P1">https://178.62.91.44:43210/duncan/testingssl.txt</text:p>
      <text:p text:style-name="Standard">...you will need to follow the prompts to accept your self-certified credentials.</text:p>
      <text:p text:style-name="Standard"/>
      <text:p text:style-name="Standard">Note, for the remaining examples I will not be using ssl, <text:span text:style-name="T9">and you </text:span><text:span text:style-name="T4">must not</text:span><text:span text:style-name="T9"> use it for your assessment (because the marking client will then not be able to access your server) </text:span>but it<text:span text:style-name="T9">'</text:span>s important <text:span text:style-name="T9">you</text:span> know how.</text:p>
      <text:p text:style-name="P1"/>
      <text:p text:style-name="P1"/>
      <text:h text:style-name="P16" text:outline-level="1">PART 2 - DATABASE</text:h>
      <text:p text:style-name="P1">sqlite implements a SQL database via local files and folders</text:p>
      <text:p text:style-name="Standard">(since there is no 'server', this makes the database simple to setup and use, and is fine for small projects).</text:p>
      <text:p text:style-name="Standard">For info on SQL see <text:span text:style-name="T1">http://en.wikipedia.org/wiki/SQL</text:span></text:p>
      <text:p text:style-name="P1"/>
      <text:p text:style-name="Standard">STEP 1 - Start and interactive python shell</text:p>
      <text:p text:style-name="P1">$ python</text:p>
      <text:p text:style-name="P1"/>
      <text:p text:style-name="Standard">STEP 2 - Import the sqlite library</text:p>
      <text:p text:style-name="P1">&gt;&gt;&gt; import sqlite3</text:p>
      <text:p text:style-name="P1"/>
      <text:p text:style-name="Standard">STEP 3 - Make (or open an existing database)</text:p>
      <text:p text:style-name="P1">&gt;&gt;&gt; db = sqlite3.connect('mytest.db')</text:p>
      <text:p text:style-name="P1"/>
      <text:p text:style-name="Standard">STEP 4 - Create a cursor for this database</text:p>
      <text:p text:style-name="Standard">( see <text:span text:style-name="T1">http://en.wikipedia.org/wiki/Cursor_(databases)</text:span> )</text:p>
      <text:p text:style-name="P1">&gt;&gt;&gt; cursor = db.cursor()</text:p>
      <text:p text:style-name="P1"/>
      <text:p text:style-name="Standard">STEP 5 - Create a table 'myData' containing integers 'myID'</text:p>
      <text:p text:style-name="P1">&gt;&gt;&gt; cursor.execute("CREATE TABLE myData (myID INT)")</text:p>
      <text:p text:style-name="P1"/>
      <text:p text:style-name="Standard">STEP 6 - Add some data to this table, e.g.</text:p>
      <text:p text:style-name="P1">&gt;&gt;&gt; cursor.execute("INSERT INTO myData VALUES (56)")</text:p>
      <text:p text:style-name="P1">&gt;&gt;&gt; cursor.execute("INSERT INTO myData VALUES (1)")</text:p>
      <text:p text:style-name="P1">&gt;&gt;&gt; cursor.execute("INSERT INTO myData VALUES (99)")</text:p>
      <text:p text:style-name="P1">&gt;&gt;&gt; cursor.execute("INSERT INTO myData VALUES (20)")</text:p>
      <text:p text:style-name="Standard">(note, VALUES is plural, so a tuple, e.g. (a,b,c) hence the brackets even though our here data is singular)</text:p>
      <text:p text:style-name="P1"/>
      <text:p text:style-name="Standard">STEP 7 - Write these changes to the db file (otherwise they are just in memory)</text:p>
      <text:p text:style-name="P1">&gt;&gt;&gt; db.commit()</text:p>
      <text:p text:style-name="P1"/>
      <text:p text:style-name="Standard">STEP 8 - Read the data back...</text:p>
      <text:p text:style-name="P1">&gt;&gt;&gt; cursor.execute("SELECT * FROM myData")</text:p>
      <text:p text:style-name="P1">&gt;&gt;&gt; print cursor.fetchone()</text:p>
      <text:p text:style-name="P1">&gt;&gt;&gt; print cursor.fetchone()[0]</text:p>
      <text:p text:style-name="P1">&gt;&gt;&gt; for row in cursor:</text:p>
      <text:p text:style-name="P1">... <text:s text:c="3"/>print row</text:p>
      <text:p text:style-name="P1">... <text:span text:style-name="T5">(ctrl+D)</text:span></text:p>
      <text:p text:style-name="P1">&gt;&gt;&gt; print cursor.fetchone()</text:p>
      <text:p text:style-name="P1"/>
      <text:p text:style-name="Standard">STEP 9 - Close the database and quit python</text:p>
      <text:p text:style-name="P1">&gt;&gt;&gt; db.close()</text:p>
      <text:p text:style-name="P1">&gt;&gt;&gt; quit()</text:p>
      <text:p text:style-name="P1"/>
      <text:p text:style-name="Standard">STEP 10 - You should see the new database file in your directory</text:p>
      <text:p text:style-name="P1">$ ls -l</text:p>
      <text:p text:style-name="P1"/>
      <text:p text:style-name="Standard">STEP 11 - Access directly via sqlite3 (this is not via python but is good for debugging your database)</text:p>
      <text:p text:style-name="P4">$ sudo apt-get install sqlite3</text:p>
      <text:p text:style-name="Standard">Load it into sqlite3 and take a look at the data</text:p>
      <text:p text:style-name="P1">$ sqlite3 mytest.db</text:p>
      <text:p text:style-name="P1">sqlite&gt; .tables</text:p>
      <text:p text:style-name="P1">...</text:p>
      <text:p text:style-name="P1">sqlite&gt; .schema</text:p>
      <text:p text:style-name="P1">...</text:p>
      <text:p text:style-name="P1">sqlite&gt; select * from myData;</text:p>
      <text:p text:style-name="P1">...etc...</text:p>
      <text:p text:style-name="P3">sqlite&gt; (ctrl+D)</text:p>
      <text:p text:style-name="P1"/>
      <text:h text:style-name="P16" text:outline-level="1">PART 3 - SERVER AND DATABASE TOGETHER</text:h>
      <text:p text:style-name="P7"><text:span text:style-name="T9">5</text:span>.py</text:p>
      <text:p text:style-name="Standard"/>
      <text:p text:style-name="Standard">Here is a (TERRIBLE!!) server that adds values to this table, then reads them back</text:p>
      <text:p text:style-name="P1"/>
      <text:p text:style-name="P1">import tornado.httpserver</text:p>
      <text:p text:style-name="P1">import tornado.ioloop</text:p>
      <text:p text:style-name="P1">import tornado.web</text:p>
      <text:p text:style-name="P1">import sqlite3</text:p>
      <text:p text:style-name="P1"/>
      <text:p text:style-name="P1">_db <text:s text:c="2"/>= sqlite3.connect('mytest.db')</text:p>
      <text:p text:style-name="P1">_cursor = _db.cursor()</text:p>
      <text:p text:style-name="P1"/>
      <text:p text:style-name="P1">class getDataRequestHandler(tornado.web.RequestHandler):</text:p>
      <text:p text:style-name="P1"><text:s text:c="4"/>def get(self):</text:p>
      <text:p text:style-name="P1"><text:s text:c="8"/>_cursor.execute("SELECT * FROM myData")</text:p>
      <text:p text:style-name="P1"><text:s text:c="8"/>for row in _cursor:</text:p>
      <text:p text:style-name="P1"><text:s text:c="12"/>self.write(str(row[0])+"&lt;br&gt;")</text:p>
      <text:p text:style-name="P1"/>
      <text:p text:style-name="P1">class putDataRequestHandler(tornado.web.RequestHandler):</text:p>
      <text:p text:style-name="P1"><text:s text:c="4"/>def get(self):</text:p>
      <text:p text:style-name="P1"><text:s text:c="8"/>newValue = [int(self.get_argument("value"))]</text:p>
      <text:p text:style-name="P1"><text:s text:c="8"/>_cursor.execute("INSERT INTO myData VALUES (?)",newValue)</text:p>
      <text:p text:style-name="P1"><text:s text:c="8"/>_db.commit()</text:p>
      <text:p text:style-name="P1"><text:s text:c="8"/>self.write('OK')</text:p>
      <text:p text:style-name="P1"><text:s/></text:p>
      <text:p text:style-name="P1">application = tornado.web.Application([</text:p>
      <text:p text:style-name="P1"><text:s text:c="4"/>(r"/getdata", getDataRequestHandler),</text:p>
      <text:p text:style-name="P1"><text:s text:c="4"/>(r"/putdata", putDataRequestHandler),</text:p>
      <text:p text:style-name="P1">])</text:p>
      <text:p text:style-name="P1"/>
      <text:p text:style-name="P1">if __name__ == "__main__":</text:p>
      <text:p text:style-name="P1"><text:s text:c="4"/>http_server = tornado.httpserver.HTTPServer(application)</text:p>
      <text:p text:style-name="P1"><text:s text:c="4"/>http_server.listen(43210)</text:p>
      <text:p text:style-name="P1"><text:s text:c="4"/>tornado.ioloop.IOLoop.instance().start()</text:p>
      <text:p text:style-name="P1"><text:s text:c="4"/></text:p>
      <text:p text:style-name="Standard">TEST IT</text:p>
      <text:p text:style-name="P1">http://178.62.91.44:43210/putdata?value=6</text:p>
      <text:p text:style-name="P1">OK</text:p>
      <text:p text:style-name="P1">http://178.62.91.44:43210/putdata?value=7</text:p>
      <text:p text:style-name="P1">OK</text:p>
      <text:p text:style-name="P1">http://178.62.91.44:43210/getdata</text:p>
      <text:p text:style-name="P1">...</text:p>
      <text:p text:style-name="P1"/>
      <text:p text:style-name="Standard">OK, this works! <text:span text:style-name="T10">S</text:span>o why <text:span text:style-name="T10">then</text:span> is it such a TERRIBLE DESIGN!!?..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472in" fo:margin-right="0.556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wland</meta:initial-creator>
    <meta:creation-date>2015-03-04T09:57:23</meta:creation-date>
    <dc:date>2016-02-22T16:06:48.904086000</dc:date>
    <meta:editing-duration>P5DT48M</meta:editing-duration>
    <meta:editing-cycles>19</meta:editing-cycles>
    <meta:generator>LibreOffice/4.4.2.2$MacOSX_X86_64 LibreOffice_project/c4c7d32d0d49397cad38d62472b0bc8acff48dd6</meta:generator>
    <meta:printed-by>Duncan Rowland</meta:printed-by>
    <meta:print-date>2015-03-09T09:06:03</meta:print-date>
    <meta:document-statistic meta:table-count="0" meta:image-count="0" meta:object-count="0" meta:page-count="5" meta:paragraph-count="175" meta:word-count="961" meta:character-count="7147" meta:non-whitespace-character-count="6072"/>
  </office:meta>
</office:document-meta>
</file>